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table:number-columns-repeated="2"/>
          <table:table-cell office:value-type="string">
            <text:p>Tache n°</text:p>
          </table:table-cell>
          <table:table-cell office:value-type="string">
            <text:p>Nom</text:p>
          </table:table-cell>
          <table:table-cell office:value-type="string">
            <text:p>Predecesseur</text:p>
          </table:table-cell>
          <table:table-cell office:value-type="string">
            <text:p>Suivant</text:p>
          </table:table-cell>
          <table:table-cell office:value-type="string">
            <text:p>Temps estimé (h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Menu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SGBD</text:p>
          </table:table-cell>
          <table:table-cell/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Sauvegarder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harger une partie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Creer un profil</text:p>
          </table:table-cell>
          <table:table-cell office:value-type="float" office:value="2">
            <text:p>2</text:p>
          </table:table-cell>
          <table:table-cell office:value-type="string">
            <text:p>6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Options, personnalisation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Grille de test (en dur)</text:p>
          </table:table-cell>
          <table:table-cell/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Erreur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Affichage</text:p>
          </table:table-cell>
          <table:table-cell office:value-type="float" office:value="7">
            <text:p>7</text:p>
          </table:table-cell>
          <table:table-cell office:value-type="string">
            <text:p>8,10,11,1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Aides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Hypotheses</text:p>
          </table:table-cell>
          <table:table-cell office:value-type="string">
            <text:p>9,1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Mise en RAM (do, undo, hyptheses)</text:p>
          </table:table-cell>
          <table:table-cell office:value-type="float" office:value="7">
            <text:p>7</text:p>
          </table:table-cell>
          <table:table-cell office:value-type="string">
            <text:p>11,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JEU</text:p>
          </table:table-cell>
          <table:table-cell office:value-type="string">
            <text:p>12,9,3,4,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string">
            <text:p>Debug 1</text:p>
          </table:table-cell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Scoring</text:p>
          </table:table-cell>
          <table:table-cell office:value-type="string">
            <text:p>13,5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4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21/01/2015</text:date>, <text:time>14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58S</meta:editing-duration>
    <meta:editing-cycles>5</meta:editing-cycles>
    <meta:generator>OpenOffice.org/3.4$Win32 OpenOffice.org_project/340m1$Build-9590</meta:generator>
    <dc:date>2015-01-21T14:42:27.29</dc:date>
    <dc:creator>Pierre Cartier</dc:creator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